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bjetivo Geral do Sistema</text:h>
      <text:list xml:id="list253342106" text:style-name="L1">
        <text:list-item>
          <text:p text:style-name="P1">Fornecer o mair número de informações a respeito da fratura de colo de fêmur de idosos atendendo profissionais da área ortopédica;</text:p>
        </text:list-item>
      </text:list>
      <text:h text:style-name="Heading_20_1" text:outline-level="1">Objetivos Específicos do Sistema</text:h>
      <text:list xml:id="list488904911" text:continue-numbering="true" text:style-name="L1">
        <text:list-item>
          <text:p text:style-name="P1">Diagnóstico - Determinar tipos de fratura;</text:p>
        </text:list-item>
        <text:list-item>
          <text:p text:style-name="P1">Complicações da fratura na cabeça do fêmur</text:p>
        </text:list-item>
        <text:list-item>
          <text:p text:style-name="P1">Prognóstico - Importância da redução da fratura de fêmur;</text:p>
        </text:list-item>
        <text:list-item>
          <text:p text:style-name="P1">Sobre cuidados pós-cirúrgicos; sistema de informação?</text:p>
        </text:list-item>
      </text:list>
      <text:p text:style-name="Text_20_body"/>
      <text:h text:style-name="Heading_20_1" text:outline-level="1">Objetivos Específicos do Trabalhos</text:h>
      <text:list xml:id="list253346306" text:style-name="L2">
        <text:list-item>
          <text:p text:style-name="P2">Concluir o Sistema</text:p>
        </text:list-item>
        <text:list-item>
          <text:p text:style-name="P2">Demonstrar uma metologia já provada para criação de sistemas especialistas</text:p>
        </text:list-item>
        <text:list-item>
          <text:p text:style-name="P2">Caracterizar o Expert Sin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to </meta:initial-creator>
    <meta:creation-date>2013-09-16T13:15:51</meta:creation-date>
    <dc:date>2013-10-02T14:50:29</dc:date>
    <dc:creator>beto </dc:creator>
    <meta:editing-duration>PT3H2M43S</meta:editing-duration>
    <meta:editing-cycles>15</meta:editing-cycles>
    <meta:generator>LibreOffice/3.5$Linux_X86_64 LibreOffice_project/350m1$Build-2</meta:generator>
    <meta:document-statistic meta:table-count="0" meta:image-count="0" meta:object-count="0" meta:page-count="1" meta:paragraph-count="11" meta:word-count="86" meta:character-count="426" meta:non-whitespace-character-count="478"/>
  </office:meta>
</office:document-meta>
</file>